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text-properties officeooo:rsid="0009efe9" officeooo:paragraph-rsid="0009efe9"/>
    </style:style>
    <style:style style:name="P2" style:family="paragraph" style:parent-style-name="Standard">
      <style:text-properties officeooo:rsid="000b42df" officeooo:paragraph-rsid="000b42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Подготавливаем папку для хранения данных SqlServer и даем права на нее</text:p>
      <text:p text:style-name="P1"/>
      <text:p text:style-name="P1">sudo chmod -R a+rwX /home/alex/Data/MsSql/</text:p>
      <text:p text:style-name="P1"/>
      <text:p text:style-name="P1">2. Запускаем контейнер, пароль — полосатикA1$ (англ.раскладка), более простой нельзя по политикам безопасности, потом можно сменить</text:p>
      <text:p text:style-name="P1"/>
      <text:p text:style-name="P1">docker run -e "ACCEPT_EULA=Y" -e "MSSQL_SA_PASSWORD=gjkjcfnbrA1$" -e "MSSQL_PID=Standard" -e "MSSQL_MEMORY_LIMIT_MB=2000" -v /home/alex/Data/MsSql/data:/var/opt/mssql/data -v /home/alex/Data/MsSql/log:/var/opt/mssql/log -p 1433:1433 <text:s/>--name sqlserver -d mcr.microsoft.com/mssql/server:latest</text:p>
      <text:p text:style-name="P1"/>
      <text:p text:style-name="P2">3. Установить MS SQL Management Studio без Azure</text:p>
      <text:p text:style-name="P2">SSMS-Setup-ENU.exe /Passive DoNotInstallAzureDataStudio=1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2-15T08:25:52.069821188</dc:date>
    <meta:editing-duration>PT21M18S</meta:editing-duration>
    <meta:editing-cycles>2</meta:editing-cycles>
    <meta:generator>LibreOffice/7.4.7.2$Linux_X86_64 LibreOffice_project/40$Build-2</meta:generator>
    <meta:document-statistic meta:table-count="0" meta:image-count="0" meta:object-count="0" meta:page-count="1" meta:paragraph-count="6" meta:word-count="64" meta:character-count="642" meta:non-whitespace-character-count="583"/>
  </office:meta>
</office:document-meta>
</file>